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amille" style:family="table">
      <style:table-properties style:width="16.999cm" table:align="margins"/>
    </style:style>
    <style:style style:name="tabFamille.A" style:family="table-column">
      <style:table-column-properties style:column-width="4.621cm" style:rel-column-width="17814*"/>
    </style:style>
    <style:style style:name="tabFamille.B" style:family="table-column">
      <style:table-column-properties style:column-width="12.377cm" style:rel-column-width="47721*"/>
    </style:style>
    <style:style style:name="tabFamille.1" style:family="table-row">
      <style:table-row-properties style:row-height="0.101cm"/>
    </style:style>
    <style:style style:name="tabFamille.A1" style:family="table-cell">
      <style:table-cell-properties fo:padding="0.097cm" fo:border="none"/>
    </style:style>
    <style:style style:name="tabFamille.2" style:family="table-row">
      <style:table-row-properties style:row-height="0.51cm"/>
    </style:style>
    <style:style style:name="tabFamille.4" style:family="table-row">
      <style:table-row-properties style:min-row-height="0.499cm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Famille" table:style-name="tabFamille">
        <table:table-column table:style-name="tabFamille.A"/>
        <table:table-column table:style-name="tabFamille.B"/>
        <table:table-row table:style-name="tabFamille.1">
          <table:table-cell table:style-name="tabFamille.A1" office:value-type="string">
            <text:p text:style-name="P1"/>
          </table:table-cell>
          <table:table-cell table:style-name="tabFamille.A1" office:value-type="string">
            <text:p text:style-name="P1"/>
          </table:table-cell>
        </table:table-row>
        <table:table-row table:style-name="tabFamille.2">
          <table:table-cell table:style-name="tabFamille.A1" office:value-type="string">
            <text:p text:style-name="P1">%{ayantDroit}%%=AYANT_DROIT_LIBELLE=%</text:p>
          </table:table-cell>
          <table:table-cell table:style-name="tabFamille.A1" office:value-type="string">
            <text:p text:style-name="P1">%=AYANT_DROIT=%</text:p>
          </table:table-cell>
        </table:table-row>
        <table:table-row table:style-name="tabFamille.2">
          <table:table-cell table:style-name="tabFamille.A1" office:value-type="string">
            <text:p text:style-name="P1">%{conjoint}%%=CONJOINT_LIBELLE=%</text:p>
          </table:table-cell>
          <table:table-cell table:style-name="tabFamille.A1" office:value-type="string">
            <text:p text:style-name="P1">%=CONJOINT=%</text:p>
          </table:table-cell>
        </table:table-row>
        <table:table-row table:style-name="tabFamille.4">
          <table:table-cell table:style-name="tabFamille.A1" office:value-type="string">
            <text:p text:style-name="P1">%{enfants}%%=ENFANT_COMPRIS_LIBELLES=%</text:p>
          </table:table-cell>
          <table:table-cell table:style-name="tabFamille.A1" office:value-type="string">
            <text:p text:style-name="P1">%=ENFANT_COMPRI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8T14:10:11</meta:creation-date>
    <dc:date>2015-05-11T09:26:47.35</dc:date>
    <meta:editing-cycles>8</meta:editing-cycles>
    <meta:editing-duration>PT15M58S</meta:editing-duration>
    <meta:document-statistic meta:table-count="1" meta:image-count="0" meta:object-count="0" meta:page-count="1" meta:paragraph-count="6" meta:word-count="6" meta:character-count="150"/>
    <meta:user-defined meta:name="Info 1"/>
    <meta:user-defined meta:name="Info 2"/>
    <meta:user-defined meta:name="Info 3"/>
    <meta:user-defined meta:name="Info 4"/>
  </office:meta>
</office:document-meta>
</file>